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style:line-height-at-least="0.2291in" fo:widows="1"/>
      <style:text-properties fo:font-variant="normal" fo:text-transform="none" fo:color="#000000" style:font-name="Helvetica Neue" fo:font-size="11.25pt" fo:letter-spacing="normal" fo:font-style="normal" fo:font-weight="normal"/>
    </style:style>
    <style:style style:name="P2" style:family="paragraph" style:parent-style-name="Text_20_body" style:list-style-name="L2">
      <style:paragraph-properties style:line-height-at-least="0.2291in" fo:widows="1"/>
      <style:text-properties fo:font-variant="normal" fo:text-transform="none" fo:color="#000000" style:font-name="Helvetica Neue" fo:font-size="11.25pt" fo:letter-spacing="normal" fo:font-style="normal" fo:font-weight="normal"/>
    </style:style>
    <style:style style:name="P3" style:family="paragraph" style:parent-style-name="Text_20_body" style:list-style-name="L3">
      <style:paragraph-properties style:line-height-at-least="0.2291in" fo:widows="1"/>
      <style:text-properties fo:font-variant="normal" fo:text-transform="none" fo:color="#000000" style:font-name="Helvetica Neue" fo:font-size="11.25pt" fo:letter-spacing="normal" fo:font-style="normal" fo:font-weight="normal"/>
    </style:style>
    <style:style style:name="P4" style:family="paragraph" style:parent-style-name="Text_20_body">
      <style:paragraph-properties fo:margin-left="0in" fo:margin-right="0in" style:line-height-at-least="0.2291in" fo:widows="1" fo:text-indent="0in" style:auto-text-indent="false"/>
    </style:style>
    <style:style style:name="P5"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style:style>
    <style:style style:name="P6" style:family="paragraph" style:parent-style-name="Text_20_body" style:list-style-name="L1">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7" style:family="paragraph" style:parent-style-name="Text_20_body" style:list-style-name="L2">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8" style:family="paragraph" style:parent-style-name="Text_20_body" style:list-style-name="L3">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9" style:family="paragraph" style:parent-style-name="Heading_20_3">
      <style:text-properties fo:font-variant="normal" fo:text-transform="none" fo:color="#000000" style:font-name="Helvetica Neue" fo:letter-spacing="normal" fo:font-style="normal"/>
    </style:style>
    <style:style style:name="P10"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style:style>
    <style:style style:name="P11"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style:style>
    <style:style style:name="T1" style:family="text">
      <style:text-properties fo:font-weight="bold"/>
    </style:style>
    <style:style style:name="T2" style:family="text">
      <style:text-properties fo:font-variant="normal" fo:text-transform="none" fo:color="#000000" style:font-name="Helvetica Neue" fo:font-size="11.25pt" fo:letter-spacing="normal" fo:font-style="normal" fo:font-weight="bold"/>
    </style:style>
    <style:style style:name="T3" style:family="text">
      <style:text-properties fo:font-variant="normal" fo:text-transform="none" fo:color="#000000" style:font-name="Helvetica Neue" fo:font-size="11.25pt" fo:letter-spacing="normal" fo:font-style="normal" fo:font-weight="normal"/>
    </style:style>
    <style:style style:name="T4" style:family="text">
      <style:text-properties fo:font-variant="normal" fo:text-transform="none" fo:color="#000000" style:font-name="courier new" fo:font-size="10.5pt" fo:letter-spacing="normal" fo:font-style="normal" fo:font-weight="normal"/>
    </style:style>
    <style:style style:name="T5" style:family="text">
      <style:text-properties fo:color="#ffffff"/>
    </style:style>
    <style:style style:name="T6" style:family="text">
      <style:text-properties style:text-position="33% 80%"/>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STACKS AND QUEUES STUDY GUIDE</text:h>
      <text:p text:style-name="P4"/>
      <text:p text:style-name="P5"><text:span text:style-name="T1">Stacks and queues</text:span>. Understand the semantics of each.</text:p>
      <text:p text:style-name="P5"><text:span text:style-name="T1">Linked lists</text:span>. Understand how they can be used to implement a stack or a queue, how to calculate the memory used by a linked list (using the 64-bit memory model) for N items in a queue, and how to show that queue and stack operations complete in constant time.</text:p>
      <text:p text:style-name="P5"><text:span text:style-name="T1">Resizing arrays</text:span>. Understand how they can be used to implement a stack or a queue. Understand why the worst case memory usage and running times are different than the best case.</text:p>
      <text:p text:style-name="P4"><text:span text:style-name="T2">Amortized analysis</text:span><text:span text:style-name="T3">. The idea is simpler that it might seem at first. If we say that X-operations take amortized f(M) Y-operations, this means that if we start with an </text:span><text:span text:style-name="Emphasis"><text:span text:style-name="T3">empty data structure</text:span></text:span><text:span text:style-name="T3">, the average cost for any sequence of M X-operations is f(M) Y-operations.</text:span></text:p>
      <text:p text:style-name="P5">For example, for a resizing array stack, we say that push and pop operations take amortized constant time. This means that if we start with an empty stack, any sequence of pushes or pops take on average a constant number of array accesses per push or pop. In this example X is { push, pop }, Y is array accesses, and f(M) is just 1.</text:p>
      <text:p text:style-name="P5"><text:span text:style-name="T1">Generics</text:span>. Understand that these provide the ability to parameterize data types. Understand why this approach is superior to other approaches (writing separate classes, using the Object type and doing runtime casting).</text:p>
      <text:p text:style-name="P5"><text:span text:style-name="T1">Compile time vs. run time errors</text:span>. Understand why the former are preferred.</text:p>
      <text:p text:style-name="P4"><text:span text:style-name="T2">Iterators</text:span><text:span text:style-name="T3">. Understand what it means for a class to implement the </text:span><text:span text:style-name="Teletype"><text:span text:style-name="T4">Iterable</text:span></text:span><text:span text:style-name="T3"> interface. Understand what a class must do to implement the </text:span><text:span text:style-name="Teletype"><text:span text:style-name="T4">java.util.Iterator</text:span></text:span><text:span text:style-name="T3"> interface. Understand how the foreach loop (enhanced for loop) works. Understand how to convert code using a foreach loop into equivalent longhand code.</text:span></text:p>
      <text:p text:style-name="P5"><text:span text:style-name="T1">Loitering</text:span>. Understand how to avoid loitering in Java.</text:p>
      <text:h text:style-name="P10" text:outline-level="3">Recommended Problems</text:h>
      <text:h text:style-name="P11" text:outline-level="4">C level</text:h>
      <text:list xml:id="list9178885638530567745" text:style-name="L1">
        <text:list-item>
          <text:p text:style-name="P6">Textbook 1.3.6</text:p>
        </text:list-item>
        <text:list-item>
          <text:p text:style-name="P6">1.3.3</text:p>
        </text:list-item>
        <text:list-item>
          <text:p text:style-name="P6">1.3.22, then 1.3.23</text:p>
        </text:list-item>
        <text:list-item>
          <text:p text:style-name="P1">Understand why the we prevent loitering by adding the line A[N] = null in Algorithm 1.1 on page 141 of the book. Why do we not have a special purpose line like this for our linked list implementation (page 149, algorithm 1.2).</text:p>
        </text:list-item>
      </text:list>
      <text:h text:style-name="P11" text:outline-level="4">B level</text:h>
      <text:list xml:id="list192422868222019815" text:style-name="L2">
        <text:list-item>
          <text:p text:style-name="P7">Fall 2008 Midterm, #3b (you don't need to know what a symbol table is to do this problem) <text:soft-page-break/>-- this is a great problem!</text:p>
        </text:list-item>
        <text:list-item>
          <text:p text:style-name="P7">Textbook 1.3.5</text:p>
        </text:list-item>
        <text:list-item>
          <text:p text:style-name="P7">Textbook 1.4.35 - a pushdown stack is just a stack.</text:p>
        </text:list-item>
        <text:list-item>
          <text:p text:style-name="P7">Textbook 1.4.36 [important note: they recommend using a static inner class to reduce Node overhead, hence the disagreement with the lecture slides!]</text:p>
        </text:list-item>
        <text:list-item>
          <text:p text:style-name="P2">Consider Algorithm 1.1 on page 141 of the book. We showed in lecture that the memory usage of this class is ~8N and ~32N bytes in the best and worst cases respectively. If we get rid of the line A[N] = null, which prevents loitering, how does this affect the best and worst case memory usage of our resizing array based stack? Highlight for answer: <text:span text:style-name="T5">It doesn't! Follow up question with no provided answer: Then why do we care?</text:span></text:p>
        </text:list-item>
      </text:list>
      <text:h text:style-name="P11" text:outline-level="4">A level</text:h>
      <text:list xml:id="list8987887398646788591" text:style-name="L3">
        <text:list-item>
          <text:p text:style-name="P8">Textbook 1.4.32</text:p>
        </text:list-item>
        <text:list-item>
          <text:p text:style-name="P3">Suppose we have a resizing array that increases in size by K entries when the array is full, and decreases in size by K entries when the array has K empty entries. Show that the push and pop take amortized M time for some worst case sequence. Give an example of a worst case sequence. Observe that this results in M<text:span text:style-name="T6">2</text:span> time for M operat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S</meta:editing-duration>
    <meta:editing-cycles>3</meta:editing-cycles>
    <meta:generator>LibreOffice/4.3.5.2$Windows_x86 LibreOffice_project/3a87456aaa6a95c63eea1c1b3201acedf0751bd5</meta:generator>
    <dc:date>2015-01-20T14:08:54.980000000</dc:date>
    <meta:document-statistic meta:table-count="0" meta:image-count="0" meta:object-count="0" meta:page-count="2" meta:paragraph-count="25" meta:word-count="570" meta:character-count="3195" meta:non-whitespace-character-count="2661"/>
    <meta:user-defined meta:name="Info 1"/>
    <meta:user-defined meta:name="Info 2"/>
    <meta:user-defined meta:name="Info 3"/>
    <meta:user-defined meta:name="Info 4"/>
  </office:meta>
</office:document-meta>
</file>